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5-2014</text:span></text:span></text:p>
      <text:p text:style-name="P14">ACTA DE INICIO DE PROCEDIMIENTO</text:p>
      <text:p text:style-name="P15"/>
      <text:p text:style-name="P16"><text:span text:style-name="T17">Siendo las (hora),del día venticinco (25)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5-2014</text:span><text:span text:style-name="T18"> </text:span><text:span text:style-name="T17">para la adquisición de </text:span><text:span text:style-name="T19">- 1 Chemise de Caballero  color Azul Rey talla XL con 3 Bordados en 5 tonos (amarillo,azul,rojo,naranja,blanco)
<text:line-break/>- 4 Chemise de Dama  color Azul Rey talla L con 3 Bordados en 5 tonos (amarillo,azul,rojo,naranja,blanco)
<text:line-break/>- 2 Chemise de Dama  color Azul Rey talla M con 3 Bordados en 5 tonos (amarillo,azul,rojo,naranja,blanco)
<text:line-break/>- 1 Chemise de Dama  color Azul Rey talla S con 3 Bordados en 5 tonos (amarillo,azul,rojo,naranja,blanco)
<text:line-break/>- 1 Cinta Tricolor de 6 centimetros
<text:line-break/>- 1 Cordon de seda N° 4 color negro
<text:line-break/>- 8 Gorras de color Azul Rey con 3 Bordados en 5 tonos (amarillo,azul,rojo,naranja,blanc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Chemise de Caballero  color Azul Rey talla XL con 3 Bordados en 5 tonos (amarillo,azul,rojo,naranja,blanco)
<text:line-break/>- 4 Chemise de Dama  color Azul Rey talla L con 3 Bordados en 5 tonos (amarillo,azul,rojo,naranja,blanco)
<text:line-break/>- 2 Chemise de Dama  color Azul Rey talla M con 3 Bordados en 5 tonos (amarillo,azul,rojo,naranja,blanco)
<text:line-break/>- 1 Chemise de Dama  color Azul Rey talla S con 3 Bordados en 5 tonos (amarillo,azul,rojo,naranja,blanco)
<text:line-break/>- 1 Cinta Tricolor de 6 centimetros
<text:line-break/>- 1 Cordon de seda N° 4 color negro
<text:line-break/>- 8 Gorras de color Azul Rey con 3 Bordados en 5 tonos (amarillo,azul,rojo,naranja,blanc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Chemise de Caballero  color Azul Rey talla XL con 3 Bordados en 5 tonos (amarillo,azul,rojo,naranja,blanco)
<text:line-break/>- 4 Chemise de Dama  color Azul Rey talla L con 3 Bordados en 5 tonos (amarillo,azul,rojo,naranja,blanco)
<text:line-break/>- 2 Chemise de Dama  color Azul Rey talla M con 3 Bordados en 5 tonos (amarillo,azul,rojo,naranja,blanco)
<text:line-break/>- 1 Chemise de Dama  color Azul Rey talla S con 3 Bordados en 5 tonos (amarillo,azul,rojo,naranja,blanco)
<text:line-break/>- 1 Cinta Tricolor de 6 centimetros
<text:line-break/>- 1 Cordon de seda N° 4 color negro
<text:line-break/>- 8 Gorras de color Azul Rey con 3 Bordados en 5 tonos (amarillo,azul,rojo,naranja,blanc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